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E0000006E4871F4BB655E9D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標準-outline1">
      <style:graphic-properties draw:textarea-vertical-align="middle" fo:min-height="8.884cm"/>
    </style:style>
    <style:style style:name="pr2" style:family="presentation" style:parent-style-name="標準-outline1">
      <style:graphic-properties fo:min-height="4.106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5">
        <draw:frame draw:style-name="gr1" draw:text-style-name="P1" draw:layer="layout" svg:width="7.156cm" svg:height="7.156cm" svg:x="1.244cm" svg:y="1.044cm">
          <draw:image xlink:href="Pictures/100002010000006E0000006E4871F4BB655E9DA7.png" xlink:type="simple" xlink:show="embed" xlink:actuate="onLoad">
            <text:p/>
          </draw:image>
        </draw:frame>
        <draw:frame presentation:style-name="pr1" draw:text-style-name="P2" draw:layer="layout" svg:width="17.8cm" svg:height="6.915cm" svg:x="8.8cm" svg:y="1.085cm" presentation:class="outline" presentation:user-transformed="true">
          <draw:text-box>
            <text:p text:style-name="P2"><text:span text:style-name="T1">機械学習名古屋</text:span><text:span text:style-name="T1">研究会</text:span></text:p>
          </draw:text-box>
        </draw:frame>
        <draw:frame presentation:style-name="pr2" draw:layer="layout" svg:width="25.2cm" svg:height="4.356cm" svg:x="1.4cm" svg:y="8.456cm" presentation:class="outline" presentation:user-transformed="true">
          <draw:text-box>
            <text:list text:style-name="L1">
              <text:list-item>
                <text:p>機械学習関連の論文を読んで発表・議論</text:p>
              </text:list-item>
              <text:list-item>
                <text:p>毎月第3木曜19:00〜21:00にリモートで開催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7T15:43:16.527395772</meta:creation-date>
    <dc:date>2022-01-17T16:03:12.678822638</dc:date>
    <meta:editing-duration>PT9M14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